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ഷസ്ന മജീദ് എന്ന കലാവിദയാർത്ഥി അവരുലട</text:p>
      <text:p text:style-name="Standard">കലാ രീശീലനത്തിന്ലറ</text:p>
      <text:p text:style-name="Standard">ഭാഗമായി</text:p>
      <text:p text:style-name="Standard">ലചയ്ത</text:p>
      <text:p text:style-name="Standard">കലാത് കടനത്തിൽ</text:p>
      <text:p text:style-name="Standard">'മ് ായസിസ് ഒെ് മ്ബാഡി /സ്മ് സ് ' മുസ്ലിും സ്ത്രീകളുലട സാമൂഹയ</text:p>
      <text:p text:style-name="Standard">ദൃശയരയിലല</text:p>
      <text:p text:style-name="Standard">ത് ശ് ങ്ങ</text:p>
      <text:p text:style-name="Standard">ലളക്കുറിച്ചുള്ള</text:p>
      <text:p text:style-name="Standard">ചർച്ച</text:p>
      <text:p text:style-name="Standard">കലയിൽ</text:p>
      <text:p text:style-name="Standard">രന്ലറ</text:p>
      <text:p text:style-name="Standard">കലാത് കടനത്തിലൂലട നടത്തുന്നു.ഷസ്ന അവളിലല രലന്ന 'നിശബ്ദമാക്കിയ' 'ശബ്ദലത്ത ' ഹിജാബ</text:p>
      <text:p text:style-name="Standard">ധരിച്ചുലകാണ്ട</text:p>
      <text:p text:style-name="Standard">മുസ്ലിും</text:p>
      <text:p text:style-name="Standard">എന്ന</text:p>
      <text:p text:style-name="Standard">മരത്തിലുും</text:p>
      <text:p text:style-name="Standard">സവന്തക്കാരാലുും</text:p>
      <text:p text:style-name="Standard">അടിച്ചമർത്തലപ്പടുന്ന സവാരത്ന്തയും കുറഞ്വളായി</text:p>
      <text:p text:style-name="Standard">മാത്രും കാണുന്ന,</text:p>
      <text:p text:style-name="Standard">xxiii</text:p>
      <text:p text:style-name="Standard">"മുസ്ലിും സ്ത്രീ എന്ന മലറ്റല്ലാ സ്ത്രീകളിൽ നിന്നുും കൂടുരൽ</text:p>
      <text:p text:style-name="Standard">ണും ആവശയലമന്നു കരുരുന്ന-</text:p>
      <text:p text:style-name="Standard">രിഷ് 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7T12:39:58.486542763</meta:creation-date>
    <dc:date>2024-04-27T12:42:20.139842210</dc:date>
    <meta:editing-duration>PT2M22S</meta:editing-duration>
    <meta:editing-cycles>1</meta:editing-cycles>
    <meta:document-statistic meta:table-count="0" meta:image-count="0" meta:object-count="0" meta:page-count="1" meta:paragraph-count="24" meta:word-count="62" meta:character-count="259" meta:non-whitespace-character-count="222"/>
    <meta:generator>LibreOffice/6.4.7.2$Linux_X86_64 LibreOffice_project/40$Build-2</meta:generator>
  </office:meta>
</office:document-meta>
</file>